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ZipSenderEndpoint.TrueZipSenderEndpoint( TrueZip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isAutoCreat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ueZipSenderEndpoint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processInOut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setAutoCreateDirectory( boolean autoCreat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getNewTemp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ueZipSenderEndpoint.processInOnly( MessageExchange exchange , NormalizedMessag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ueZipSenderEndpoint.setDirectory( java . io .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getTempFi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setTempFilePrefix( String tempFi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TrueZipSend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ueZipSenderEndpoint.setMarshaler( File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getTempFile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SenderEndpoint.setTempFileSuffix( String tempFil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